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Does Investment in Information Technology correlate with economic well-being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Agenda Item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2">Introduction</text:p>
              </text:list-item>
              <text:list-item>
                <text:p text:style-name="P2">Problem Statement and Background</text:p>
              </text:list-item>
              <text:list-item>
                <text:p text:style-name="P2">Literature Review</text:p>
              </text:list-item>
              <text:list-item>
                <text:p text:style-name="P2">Methodology &amp; Research Design</text:p>
              </text:list-item>
              <text:list-item>
                <text:p text:style-name="P2">Results &amp; Discussions</text:p>
              </text:list-item>
              <text:list-item>
                <text:p text:style-name="P2">References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Introduction &amp;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blem Statement: Does government investment in Health Information Technology (HIT) create further inequality divide</text:p>
              </text:list-item>
              <text:list-item>
                <text:p>HIT is very beneficial for the healthcare industry, healthcare professionals, and patients</text:p>
              </text:list-item>
              <text:list-item>
                <text:p>HIT can reduce time spent on administrative tasks and improve organizational productivity, which improves outcomes for patients</text:p>
              </text:list-item>
              <text:list-item>
                <text:p>Government policy is often unequal, and may be prone to regional bias and lobbyist pressures</text:p>
              </text:list-item>
              <text:list-item>
                <text:p>Does government policy reflect and enforce already existing socio-economic divides, or does it try to reduce the gap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Background: EH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lectronic Health Record (EHR) is one of the most common, and most widely adopted, HIT systems</text:p>
              </text:list-item>
              <text:list-item>
                <text:p>The US government subsidizes hospitals for the adoption and effective use of EHR systems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Literature Review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6" draw:layer="layout" svg:width="25.199cm" svg:height="2.629cm" svg:x="1.4cm" svg:y="0.628cm" presentation:class="title">
          <draw:text-box>
            <text:p>Definition of Variables</text:p>
          </draw:text-box>
        </draw:frame>
        <draw:frame presentation:style-name="pr5" draw:layer="layout" svg:width="12.297cm" svg:height="9.134cm" svg:x="1.4cm" svg:y="3.685cm" presentation:class="outline">
          <draw:text-box>
            <text:p>Dependent Variables</text:p>
            <text:list text:style-name="L2">
              <text:list-item>
                <text:p>Government spending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p>Independent Variables</text:p>
            <text:list text:style-name="L2">
              <text:list-item>
                <text:p>GDP per Capita</text:p>
              </text:list-item>
              <text:list-item>
                <text:p>County Revenue</text:p>
              </text:list-item>
              <text:list-item>
                <text:p>County Expens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roposed Hypothesi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01: Government spending on EHR investment is not correlated with county socioeconomic fact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Research Desig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Data 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n Data from the Government of California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Valid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ether the results can be extrapolated outside of California</text:p>
              </text:list-item>
              <text:list-item>
                <text:p>Whether the results can be extrapolated to systems different from the American mod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nclusions &amp; Recommendat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23:52:39.917048334</dc:date>
    <meta:editing-duration>PT31M5S</meta:editing-duration>
    <meta:editing-cycles>3</meta:editing-cycles>
    <meta:generator>LibreOffice/7.4.2.3$Linux_X86_64 LibreOffice_project/40$Build-3</meta:generator>
    <meta:document-statistic meta:object-count="69"/>
  </office:meta>
</office:document-meta>
</file>